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Heading_20_1" style:list-style-name=""/>
    <style:style style:name="P5" style:family="paragraph" style:parent-style-name="Heading_20_2" style:list-style-name=""/>
    <style:style style:name="P6" style:family="paragraph" style:parent-style-name="Heading_20_2" style:list-style-name="">
      <style:text-properties officeooo:paragraph-rsid="0010dc41"/>
    </style:style>
    <style:style style:name="P7" style:family="paragraph" style:parent-style-name="List_20_Paragraph" style:list-style-name="WWNum2">
      <style:paragraph-properties fo:margin-left="1.27cm" fo:margin-right="0cm" fo:line-height="115%" fo:text-indent="-0.635cm" style:auto-text-indent="false" style:writing-mode="lr-tb"/>
    </style:style>
    <style:style style:name="P8" style:family="paragraph" style:parent-style-name="List_20_Paragraph" style:list-style-name="WWNum1aa">
      <style:paragraph-properties fo:margin-left="1.27cm" fo:margin-right="0cm" fo:line-height="115%" fo:text-indent="-0.635cm" style:auto-text-indent="false" style:writing-mode="lr-tb"/>
    </style:style>
    <style:style style:name="P9" style:family="paragraph" style:parent-style-name="List_20_Paragraph" style:list-style-name="WWNum1aa">
      <style:paragraph-properties fo:margin-left="1.27cm" fo:margin-right="0cm" fo:line-height="115%" fo:text-indent="-0.635cm" style:auto-text-indent="false" style:writing-mode="lr-tb"/>
      <style:text-properties officeooo:paragraph-rsid="0021df46"/>
    </style:style>
    <style:style style:name="P10" style:family="paragraph" style:parent-style-name="List_20_Paragraph" style:list-style-name="WWNum1aa">
      <style:paragraph-properties fo:margin-left="1.27cm" fo:margin-right="0cm" fo:line-height="115%" fo:text-indent="-0.635cm" style:auto-text-indent="false" style:writing-mode="lr-tb"/>
      <style:text-properties officeooo:rsid="0021df46" officeooo:paragraph-rsid="0021df46"/>
    </style:style>
    <style:style style:name="P11" style:family="paragraph" style:parent-style-name="List_20_Paragraph" style:list-style-name="WWNum1aa">
      <style:paragraph-properties fo:margin-left="1.27cm" fo:margin-right="0cm" fo:line-height="115%" fo:text-indent="-0.635cm" style:auto-text-indent="false" style:writing-mode="lr-tb"/>
      <style:text-properties officeooo:rsid="00232e57" officeooo:paragraph-rsid="00232e57"/>
    </style:style>
    <style:style style:name="P12" style:family="paragraph" style:parent-style-name="Standard">
      <style:text-properties officeooo:rsid="001a4fa0" officeooo:paragraph-rsid="001a4fa0"/>
    </style:style>
    <style:style style:name="P13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rsid="0021df46" officeooo:paragraph-rsid="0021df46"/>
    </style:style>
    <style:style style:name="T1" style:family="text">
      <style:text-properties officeooo:rsid="00148492"/>
    </style:style>
    <style:style style:name="T2" style:family="text">
      <style:text-properties officeooo:rsid="00191019"/>
    </style:style>
    <style:style style:name="T3" style:family="text">
      <style:text-properties officeooo:rsid="001a4fa0"/>
    </style:style>
    <style:style style:name="T4" style:family="text">
      <style:text-properties officeooo:rsid="0021df46"/>
    </style:style>
    <style:style style:name="T5" style:family="text">
      <style:text-properties officeooo:rsid="0010dc41"/>
    </style:style>
    <style:style style:name="T6" style:family="text">
      <style:text-properties officeooo:rsid="00232e57"/>
    </style:style>
    <style:style style:name="T7" style:family="text">
      <style:text-properties officeooo:rsid="0023bb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ctivité <text:span text:style-name="T4">5</text:span> : <text:span text:style-name="T4">Contrôleur</text:span></text:h>
      <text:h text:style-name="Heading_20_2" text:outline-level="2" text:is-list-header="true">Temporalité</text:h>
      <text:p text:style-name="P1">Le <text:span text:style-name="T2">jeudi</text:span> 0<text:span text:style-name="T2">8</text:span> juin de <text:span text:style-name="T4">11</text:span>h<text:span text:style-name="T2">0</text:span><text:span text:style-name="T1">0</text:span> à <text:span text:style-name="T4">12</text:span><text:span text:style-name="T1">h</text:span><text:span text:style-name="T4">3</text:span><text:span text:style-name="T2">0</text:span></text:p>
      <text:h text:style-name="P6" text:outline-level="2"><text:span text:style-name="T5">Le brief</text:span></text:h>
      <text:p text:style-name="P13">Les contrôleurs appelleront des fichiers de vue vides pour l’instant (les vues seront développées pendant l’activité suivantes).</text:p>
      <text:p text:style-name="P14">Vous pourrez vous appuyez depuis la correction de l’activité précédent (Ressources/src)</text:p>
      <text:list text:style-name="WWNum2">
        <text:list-item>
          <text:p text:style-name="P7">Mise en place ou développement d’un autoloader</text:p>
        </text:list-item>
      </text:list>
      <text:list xml:id="list658599265" text:style-name="WWNum1aa">
        <text:list-item>
          <text:p text:style-name="P9">Développer le contrôleur <text:span text:style-name="T4">Brand</text:span>Controller() avec seulement l<text:span text:style-name="T4">es</text:span> m<text:span text:style-name="T4">é</text:span>thode<text:span text:style-name="T4">s 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index() : récupère la liste des marques depuis le model et appelle un fichier brand.<text:span text:style-name="T6">index.php dans un dossier view (un var_dump | autre affiche dans la vue)</text:span></text:p>
                                            </text:list-item>
                                            <text:list-item>
                                              <text:p text:style-name="P11">add() : <text:line-break/>si un formulaire adéquate n’est pas posté → appelle un fichier de vue brand.add.php avec le formulaire (faite simple, juste le formulaire en HTML) ;<text:line-break/>si un formulaire est posté : affiche ‘il faudra vérifier les données cet après-midi en même temps que le dev des fichiers de vues’ <text:s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Mettre en place ou développer le contrôleur frontal (routeur)</text:p>
        </text:list-item>
        <text:list-item>
          <text:p text:style-name="P8">Obliger l’authentification avec la méthode htpasswd</text:p>
        </text:list-item>
      </text:list>
      <text:p text:style-name="P12"/>
      <text:p text:style-name="P2"/>
      <text:h text:style-name="P5" text:outline-level="2">Compétence(s) ciblée(s)</text:h>
      <text:p text:style-name="P3"><text:span text:style-name="T7">5 </text:span>– Développer <text:span text:style-name="T7">la partie back-end d’une interface utilisateurs </text:span></text:p>
      <text:p text:style-name="P3"/>
      <text:h text:style-name="P5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8T10:18:44.953000000</dc:date>
    <meta:editing-duration>PT1H9M36S</meta:editing-duration>
    <meta:editing-cycles>15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168" meta:character-count="1060" meta:non-whitespace-character-count="907"/>
  </office:meta>
</office:document-meta>
</file>